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Standard">
      <style:text-properties fo:font-size="6pt" style:font-size-asian="6pt" style:font-size-complex="6pt"/>
    </style:style>
    <style:style style:name="P19" style:family="paragraph" style:parent-style-name="Standard"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Heading_20_2">
      <style:text-properties fo:language="en" fo:country="US"/>
    </style:style>
    <style:style style:name="P22"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3" style:family="paragraph" style:parent-style-name="Table_20_Contents">
      <style:paragraph-properties fo:margin-left="0in" fo:margin-right="0in" fo:text-indent="0in" style:auto-text-indent="false"/>
    </style:style>
    <style:style style:name="P24" style:family="paragraph" style:parent-style-name="Contents_20_1">
      <style:paragraph-properties>
        <style:tab-stops>
          <style:tab-stop style:position="6.2673in" style:type="right" style:leader-style="dotted" style:leader-text="."/>
        </style:tab-stops>
      </style:paragraph-properties>
    </style:style>
    <style:style style:name="P25"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2/04/09</text:modification-date></text:p>
              </table:table-cell>
            </table:table-row>
            <table:table-row>
              <table:table-cell table:style-name="MainTitles.A2" office:value-type="string">
                <text:p text:style-name="Table_20_Contents">Issue</text:p>
              </table:table-cell>
              <table:table-cell table:style-name="MainTitles.B4" office:value-type="float" office:value="0.4">
                <text:p text:style-name="Table_20_Contents">0.4</text:p>
              </table:table-cell>
            </table:table-row>
          </table:table>
          <text:p text:style-name="Table"/>
        </draw:text-box>
      </draw:frame>
      <text:p text:style-name="P19"/>
      <text:list xml:id="list28566867" text:style-name="Outline">
        <text:list-item>
          <text:h text:style-name="P20"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text:s/>0. <text:s/>Document Control<text:tab/>2</text:p>
          <text:p text:style-name="P25"><text:s/>0.1. <text:s/>Table of Contents<text:tab/>2</text:p>
          <text:p text:style-name="P25"><text:s/>0.2. <text:s/>References<text:tab/>2</text:p>
          <text:p text:style-name="P25"><text:s/>0.3. <text:s/>Document History<text:tab/>3</text:p>
          <text:p text:style-name="P24"><text:s/>1. <text:s/>Overview<text:tab/>4</text:p>
          <text:p text:style-name="P25"><text:s/>1.1. <text:s/>Package Overview<text:tab/>4</text:p>
          <text:p text:style-name="P24"><text:s/>2. <text:s/>Package Detail<text:tab/>6</text:p>
          <text:p text:style-name="P25"><text:s/>2.1. <text:s/>vdmj<text:tab/>6</text:p>
          <text:p text:style-name="P25"><text:s/>2.2. <text:s/>vdmj.lex<text:tab/>6</text:p>
          <text:p text:style-name="P25"><text:s/>2.3. <text:s/>vdmj.syntax<text:tab/>9</text:p>
          <text:p text:style-name="P25"><text:s/>2.4. <text:s/>vdmj.ast<text:tab/>11</text:p>
          <text:p text:style-name="P25"><text:s/>2.5. <text:s/>vdmj.types<text:tab/>11</text:p>
          <text:p text:style-name="P25"><text:s/>2.6. <text:s/>vdmj.expressions<text:tab/>13</text:p>
          <text:p text:style-name="P25"><text:s/>2.7. <text:s/>vdmj.statements <text:tab/>15</text:p>
          <text:p text:style-name="P25"><text:s/>2.8. <text:s/>vdmj.patterns<text:tab/>16</text:p>
          <text:p text:style-name="P25"><text:s/>2.9. <text:s/>vdmj.traces<text:tab/>17</text:p>
          <text:p text:style-name="P25"><text:s/>2.10. <text:s/>vdmj.definitions<text:tab/>19</text:p>
          <text:p text:style-name="P25"><text:s/>2.11. <text:s/>vdmj.modules<text:tab/>21</text:p>
          <text:p text:style-name="P25"><text:s/>2.12. <text:s/>vdmj.typechecker<text:tab/>21</text:p>
          <text:p text:style-name="P25"><text:s/>2.13. <text:s/>vdmj.pog<text:tab/>24</text:p>
          <text:p text:style-name="P25"><text:s/>2.14. <text:s/>vdmj.runtime<text:tab/>26</text:p>
          <text:p text:style-name="P25"><text:s/>2.15. <text:s/>vdmj.values<text:tab/>29</text:p>
          <text:p text:style-name="P25"><text:s/>2.16. <text:s/>vdmj.commands<text:tab/>30</text:p>
          <text:p text:style-name="P25"><text:s/>2.17. <text:s/>vdmj.messages<text:tab/>31</text:p>
          <text:p text:style-name="P25"><text:s/>2.18. <text:s/>vdmj.debug<text:tab/>31</text:p>
          <text:p text:style-name="P25"><text:s/>2.19. <text:s/>vdmj.util<text:tab/>34</text:p>
        </text:index-body>
      </text:table-of-content>
      <text:list xml:id="list30711178" text:continue-numbering="true" text:style-name="Outline">
        <text:list-item>
          <text:list>
            <text:list-item>
              <text:h text:style-name="P21" text:outline-level="2">References</text:h>
            </text:list-item>
          </text:list>
        </text:list-item>
      </text:list>
      <text:list xml:id="list2857187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http://www.overturetool.org/.</text:p>
        </text:list-item>
      </text:list>
      <text:list xml:id="list30685915" text:continue-list="list30711178"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A1" office:value-type="string">
            <text:p text:style-name="Table_20_Contents"><text:modification-date style:data-style-name="N37">02/04/09</text:modification-date></text:p>
          </table:table-cell>
          <table:table-cell table:style-name="DocHistory.A1" office:value-type="string">
            <text:p text:style-name="Table_20_Contents">Added the DBGp protocol section.</text:p>
          </table:table-cell>
        </table:table-row>
      </table:table>
      <text:list xml:id="list30692625" text:continue-numbering="true" text:style-name="Outline">
        <text:list-item>
          <text:h text:style-name="Heading_20_1" text:outline-level="1">Overview</text:h>
        </text:list-item>
      </text:list>
      <text:p text:style-name="Text_20_body">VDMJ provides tool support for the VDM-SL and VDM++ specification languages, written in Java. The tool includes a parser, a type checker, an interpreter, a proof obligation generator and a debugger. <text:s/>It is a command line tool only, though it is accessible from graphical environments like Eclipse.</text:p>
      <text:list xml:id="list30703762"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or VDM++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VDM-SL and VDM++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0694998" text:continue-numbering="true" text:style-name="Outline">
        <text:list-item>
          <text:h text:style-name="Heading_20_1" text:outline-level="1">Package Detail</text:h>
          <text:list>
            <text:list-item>
              <text:h text:style-name="P22"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VDM++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or VDM++ dialect, and one class to use the Overture parser for VDM++.</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LexTokenReader ltr =</text:p>
      <text:p text:style-name="Preformatted_20_Text"><text:tab/><text:tab/>new LexTokenReader(new File(args[0]),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CommandReader reader =</text:p>
      <text:p text:style-name="Preformatted_20_Text"><text:tab/><text:tab/><text:tab/><text:tab/>new ModuleCommandReader(interpreter, "$ ");</text:p>
      <text:p text:style-name="Preformatted_20_Text"><text:s text:c="4"/><text:tab/><text:tab/><text:tab/>reader.run(Arrays.asList(args));</text:p>
      <text:p text:style-name="Preformatted_20_Text"><text:s text:c="4"/><text:tab/><text:tab/>}</text:p>
      <text:p text:style-name="Preformatted_20_Text"><text:tab/>}</text:p>
      <text:p text:style-name="Preformatted_20_Text">}</text:p>
      <text:p text:style-name="Preformatted_20_Text"/>
      <text:list xml:id="list30701617"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ext:soft-page-break/>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while preserving the line numbers (turning LaTeX markup lines into blank lines).</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0692713"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0683362"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soft-page-break/><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071457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0713590"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0705652"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0698268"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0694379"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0700704"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oft-page-break/><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0702421"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0703154"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0692462"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0706232"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text:soft-page-break/>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0703758"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0692065"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ext:soft-page-break/>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p text:style-name="Text_20_body">The vdm.traces package includes classes to represent the definitions which can occur in a VDM++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0705315"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Filtering is done by creating the toString of the failed test stem, and String.startsWith of the toStrings of the remaining tests. This creates the toStrings many times and isn't very efficient.</text:p>
      <text:list xml:id="list30690095" text:continue-numbering="true" text:style-name="Outline">
        <text:list-item>
          <text:list>
            <text:list-item>
              <text:h text:style-name="Heading_20_2" text:outline-level="2"><text:soft-page-break/>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clas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VDM++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represent instance variable definitions.</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ext:soft-page-break/>the following tasks in its typeCheck method:</text:p>
      <text:list xml:id="list28572001"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text:soft-page-break/>Definitions also define findExpression and findStatement methods which recurse into their bodies in search of an expression or statement that starts on the given line.</text:p>
      <text:list xml:id="list30703202" text:continue-list="list30690095"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0687689"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0704206"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ext:soft-page-break/>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and VDM++, though the checking of the basic statements and expressions is very similar. Therefore there is a common abstract TypeChecker class with two subclasses to deal with VDM_SL and VDM++: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0702468" text:continue-list="list28572001"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text:soft-page-break/>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0707411"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0706328" text:continue-list="list30704206" text:style-name="Outline">
        <text:list-item>
          <text:list>
            <text:list-item>
              <text:list>
                <text:list-item>
                  <text:h text:style-name="Heading_20_3" text:outline-level="3"><text:soft-page-break/>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0711521"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text:soft-page-break/></text:p>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5">POImpliesContext before generating obligations in its "then" sub-expression, </text:span><text:span text:style-name="T2">popping</text:span><text:span text:style-name="T5">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soft-page-break/><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0708015"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0710542"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ext:soft-page-break/>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wo sub-classes of RootContext, one of which, ObjectContext, is specialized to old an object value for “self” (which is in scope at the start of object member calls), and the other, StateContext, which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ext:soft-page-break/>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LexTokenReader ltr = new LexTokenReader(line, Dialect.VDM_PP);</text:p>
      <text:p text:style-name="Preformatted_20_Text"><text:tab/>ExpressionReader reader = new ExpressionReader(ltr, true);</text:p>
      <text:p text:style-name="Preformatted_20_Text"><text:tab/>reader.setCurrentModule(getDefaultName());</text:p>
      <text:p text:style-name="Preformatted_20_Text"><text:tab/>Expression expr = reader.readExpression();</text:p>
      <text:p text:style-name="Preformatted_20_Text"/>
      <text:p text:style-name="Preformatted_20_Text"><text:tab/>Environment env = new PublicClassEnvironment(classes);</text:p>
      <text:p text:style-name="Preformatted_20_Text"><text:tab/>TypeChecker.clearErrors();</text:p>
      <text:p text:style-name="Preformatted_20_Text"><text:tab/>expr.typeCheck(env, null, NameScope.NAMESANDSTATE);</text:p>
      <text:p text:style-name="Preformatted_20_Text"/>
      <text:p text:style-name="Preformatted_20_Text"><text:tab/>if (TypeChecker.getErrorCount() &gt; 0)</text:p>
      <text:p text:style-name="Preformatted_20_Text"><text:tab/>{</text:p>
      <text:p text:style-name="Preformatted_20_Text"><text:tab/><text:tab/>throw new Exception("Type checking errors");</text:p>
      <text:p text:style-name="Preformatted_20_Text"><text:tab/>}</text:p>
      <text:p text:style-name="Preformatted_20_Text"/>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defaultClass.getPrivateStaticValues());</text:p>
      <text:p text:style-name="Preformatted_20_Text"><text:tab/>mainContext.threadState.init();</text:p>
      <text:p text:style-name="Preformatted_20_Text"/>
      <text:p text:style-name="Preformatted_20_Text"><text:tab/>return expr.eval(mainContext);</text:p>
      <text:p text:style-name="Preformatted_20_Text">}</text:p>
      <text:p text:style-name="Preformatted_20_Text"/>
      <text:p text:style-name="Preformatted_20_Text"/>
      <text:p text:style-name="Text_20_body">Note that the method is given a string expression to evaluate, so first it parses and type checks the expression given. The last five statements contain the important bit: a new RootContext is created, the global public static content is added, the private statics of the default clas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text:soft-page-break/>which is used by th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30691496" text:continue-numbering="true" text:style-name="Outline">
        <text:list-item>
          <text:list>
            <text:list-item>
              <text:list>
                <text:list-item>
                  <text:h text:style-name="Heading_20_3" text:outline-level="3">Comments</text:h>
                </text:list-item>
              </text:list>
            </text:list-item>
          </text:list>
        </text:list-item>
      </text:list>
      <text:p text:style-name="Text_20_body">I can’t remember why we can’t use initialContext directly to run things. It might just be that as the default class is changed, we want to dump different private statics into it.</text:p>
      <text:list xml:id="list30709238"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text:soft-page-break/>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3068435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30697842"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text:soft-page-break/>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0687400"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0712305"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list xml:id="list30684488"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ext:soft-page-break/>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lt;host&gt; &lt;port&gt; &lt;ide key&gt; &lt;dialect&gt;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dialect is one of the values of the Dialect enum ("VDM_SL" or "VDM_PP", see 2.2),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text:soft-page-break/>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Text_20_body"><text:span text:style-name="T4">This text is parsed by a method which produces a DBGPCommand object; parsing errors throw a DBGPException, which is caught and used to build an error status response before returning to the run loop.</text:span></text:p>
      <text:p text:style-name="Text_20_body"><text:span text:style-name="T4">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span></text:p>
      <text:p text:style-name="Text_20_body"><text:span text:style-name="T4">Responses sent to</text:span><text:span text:style-name="T3"> </text:span><text:span text:style-name="T4">the IDE are all XML formatted messages (see [6]). A collection of private methods in DBGPReader take the raw text response from a processed command in a StringBuilder, and use this to create an XML response message and send it on the connection to the IDE .</text:span></text:p>
      <text:p text:style-name="Text_20_body"><text:span text:style-name="T4">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span></text:p>
      <text:p text:style-name="Text_20_body"><text:span text:style-name="T4">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span></text:p>
      <text:p text:style-name="Text_20_body"><text:span text:style-name="T4">The interpreter's execute method does not return until the specification has been fully evaluated, so this raises the question of what happens at breakpoints, when information must be passed to the IDE and more instructions received.</text:span></text:p>
      <text:p text:style-name="Text_20_body"><text:span text:style-name="T4">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span></text:p>
      <text:p text:style-name="Text_20_body"><text:span text:style-name="T4">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span></text:p>
      <text:p text:style-name="Text_20_body"><text:span text:style-name="T4">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span></text:p>
      <text:p text:style-name="Text_20_body"><text:span text:style-name="T4">The IDE can request that stdout/stderr output from the debugged process be sent to the IDE rather </text:span><text:soft-page-break/><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0691809" text:continue-numbering="true" text:style-name="Outline">
        <text:list-item>
          <text:list>
            <text:list-item>
              <text:list>
                <text:list-item>
                  <text:h text:style-name="Heading_20_3" text:outline-level="3"><text:span text:style-name="T4">Comments</text:span></text:h>
                </text:list-item>
              </text:list>
            </text:list-item>
          </text:list>
        </text:list-item>
      </text:list>
      <text:p text:style-name="Text_20_body"><text:span text:style-name="T4">It would probably be better to use some sort of XML handling package to build the IDE responses, rather than hand-crafting them. Though the XML involved is very simple.</text:span></text:p>
      <text:p text:style-name="Text_20_body"><text:span text:style-name="T4">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span></text:p>
      <text:p text:style-name="Text_20_body"><text:span text:style-name="T4">A better solution would be to have asynchronous listening threads that call the "interrupt" method of VDM threads.</text:span></text:p>
      <text:p text:style-name="Text_20_body"><text:span text:style-name="T4">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span></text:p>
      <text:p text:style-name="Text_20_body"><text:span text:style-name="T4">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span></text:p>
      <text:p text:style-name="Text_20_body"><text:span text:style-name="T4">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span></text:p>
      <text:list xml:id="list30688187"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4-02T10:59:28.96">02/04/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4</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2</text:page-number> of <text:page-count style:num-format="1">34</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02/04/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70</meta:editing-cycles>
    <meta:editing-duration>PT23H14M12S</meta:editing-duration>
    <dc:date>2009-04-02T10:59:28.84</dc:date>
    <dc:creator>Nick Battle</dc:creator>
    <meta:keyword>VDMJ</meta:keyword>
    <dc:subject>VDMJ</dc:subject>
    <meta:document-statistic meta:table-count="36" meta:image-count="0" meta:object-count="0" meta:page-count="34" meta:paragraph-count="1009" meta:word-count="15419" meta:character-count="98666"/>
    <meta:user-defined meta:name="Info 1"/>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